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eeef2"/>
    </style:style>
    <style:style style:name="P2" style:family="paragraph" style:parent-style-name="Standard">
      <style:text-properties officeooo:paragraph-rsid="0011c3e6"/>
    </style:style>
    <style:style style:name="P3" style:family="paragraph" style:parent-style-name="Standard">
      <style:text-properties officeooo:paragraph-rsid="00154688"/>
    </style:style>
    <style:style style:name="P4" style:family="paragraph" style:parent-style-name="Standard">
      <style:text-properties officeooo:paragraph-rsid="00170dd6"/>
    </style:style>
    <style:style style:name="P5" style:family="paragraph" style:parent-style-name="Standard">
      <style:text-properties officeooo:rsid="001a58b1" officeooo:paragraph-rsid="001a58b1"/>
    </style:style>
    <style:style style:name="P6" style:family="paragraph" style:parent-style-name="Standard">
      <style:text-properties officeooo:rsid="001db583" officeooo:paragraph-rsid="001db583"/>
    </style:style>
    <style:style style:name="P7" style:family="paragraph" style:parent-style-name="Standard">
      <style:text-properties officeooo:rsid="001ec05c" officeooo:paragraph-rsid="001ec05c"/>
    </style:style>
    <style:style style:name="P8" style:family="paragraph" style:parent-style-name="Standard">
      <style:text-properties officeooo:rsid="001f9316" officeooo:paragraph-rsid="001f9316"/>
    </style:style>
    <style:style style:name="P9" style:family="paragraph" style:parent-style-name="Standard">
      <style:text-properties officeooo:rsid="002159ae" officeooo:paragraph-rsid="002159ae"/>
    </style:style>
    <style:style style:name="P10" style:family="paragraph" style:parent-style-name="Standard">
      <style:text-properties officeooo:paragraph-rsid="002159ae"/>
    </style:style>
    <style:style style:name="P11" style:family="paragraph" style:parent-style-name="Standard">
      <style:text-properties officeooo:rsid="00217564" officeooo:paragraph-rsid="00217564"/>
    </style:style>
    <style:style style:name="P12" style:family="paragraph" style:parent-style-name="Standard">
      <style:text-properties officeooo:rsid="00220339" officeooo:paragraph-rsid="00220339"/>
    </style:style>
    <style:style style:name="P13" style:family="paragraph" style:parent-style-name="Standard">
      <style:text-properties officeooo:rsid="00235c2e" officeooo:paragraph-rsid="00235c2e"/>
    </style:style>
    <style:style style:name="P14" style:family="paragraph" style:parent-style-name="Standard">
      <style:text-properties officeooo:rsid="00253651" officeooo:paragraph-rsid="00253651"/>
    </style:style>
    <style:style style:name="P15" style:family="paragraph" style:parent-style-name="Standard">
      <style:text-properties officeooo:paragraph-rsid="00154688"/>
    </style:style>
    <style:style style:name="P16" style:family="paragraph" style:parent-style-name="Standard">
      <style:text-properties officeooo:paragraph-rsid="002a4da1"/>
    </style:style>
    <style:style style:name="P17" style:family="paragraph" style:parent-style-name="Standard">
      <style:text-properties officeooo:paragraph-rsid="002aaaf2"/>
    </style:style>
    <style:style style:name="P18" style:family="paragraph" style:parent-style-name="Standard">
      <style:text-properties officeooo:rsid="002e97ed" officeooo:paragraph-rsid="002e97ed"/>
    </style:style>
    <style:style style:name="P19" style:family="paragraph" style:parent-style-name="Standard">
      <style:text-properties officeooo:paragraph-rsid="00170dd6"/>
    </style:style>
    <style:style style:name="T1" style:family="text">
      <style:text-properties officeooo:rsid="000cb219"/>
    </style:style>
    <style:style style:name="T2" style:family="text">
      <style:text-properties officeooo:rsid="0015b646"/>
    </style:style>
    <style:style style:name="T3" style:family="text">
      <style:text-properties officeooo:rsid="00170dd6"/>
    </style:style>
    <style:style style:name="T4" style:family="text">
      <style:text-properties officeooo:rsid="00187113"/>
    </style:style>
    <style:style style:name="T5" style:family="text">
      <style:text-properties officeooo:rsid="001ec05c"/>
    </style:style>
    <style:style style:name="T6" style:family="text">
      <style:text-properties officeooo:rsid="002159ae"/>
    </style:style>
    <style:style style:name="T7" style:family="text">
      <style:text-properties officeooo:rsid="00217564"/>
    </style:style>
    <style:style style:name="T8" style:family="text">
      <style:text-properties officeooo:rsid="002674f5"/>
    </style:style>
    <style:style style:name="T9" style:family="text">
      <style:text-properties officeooo:rsid="00291808"/>
    </style:style>
    <style:style style:name="T10" style:family="text">
      <style:text-properties officeooo:rsid="002a4da1"/>
    </style:style>
    <style:style style:name="T11" style:family="text">
      <style:text-properties officeooo:rsid="002afb96"/>
    </style:style>
    <style:style style:name="T12" style:family="text">
      <style:text-properties officeooo:rsid="002c5996"/>
    </style:style>
    <style:style style:name="T13" style:family="text">
      <style:text-properties officeooo:rsid="0032767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ésentation CasEN</text:p>
      <text:h text:style-name="Heading_20_1" text:outline-level="1">Reconnaissance d’entité<text:span text:style-name="T13">s</text:span> nommée<text:span text:style-name="T13">s</text:span> et CasEN</text:h>
      <text:p text:style-name="P17">CasEN est un outil d’extraction d’entités nommées sous licence LGPL-<text:span text:style-name="T1">LR </text:span><text:span text:style-name="T2">mis à disposition </text:span><text:span text:style-name="T4">par</text:span><text:span text:style-name="T2"> l’Université de Tours. </text:span><text:span text:style-name="T3">C</text:span><text:span text:style-name="T2">ette cascade </text:span><text:span text:style-name="T11">de transducteurs</text:span><text:span text:style-name="T2"> a été créée dans le cadre des projets Ortolang et Istex (mise à disposition de grandes quantités de ressources langagières). </text:span></text:p>
      <text:p text:style-name="P2"/>
      <text:p text:style-name="P3">Il fonctionne à base de règles utilisant CaSys [Friburger and Maurel, 2004]. CaSys est <text:span text:style-name="T4">un </text:span>programme de création de cascades de transducteurs à états finis disponible sur Unitex. </text:p>
      <text:p text:style-name="P3"/>
      <text:p text:style-name="P3">CasEN peut donc être utilisé via l’interface Unitex ou via scripts. <text:span text:style-name="T9">Je montrerai les deux méthodes et vous pourrez choisir celle qui vous convient. Sachant que pour chaque méthode les étapes sont détaillées sur le diaporama et vous pourrez le retrouver ultérieurement. </text:span></text:p>
      <text:p text:style-name="P3"/>
      <text:p text:style-name="P16"><text:span text:style-name="T10">Vous avez plusieurs manières d’annoter les entités nommées. Tout va dépendre de ce que vous considérez comme une entité nommée. </text:span>La version de CasEN utilisée respecte la norme TEI <text:span text:style-name="T10">et c</text:span>onformément à ce qui fut indiqué lors des MUC <text:span text:style-name="T10">(des conférences sur la tâche d’extraction d’information ayant eu lieues dans les années 90)</text:span>, elles se répartissent en trois catégories : ENAMEX, TIMEX, NUMEX. Mais davantage d’annotations apparaissent et celles-ci correspondent davantage à ce qui a été décidé lors de la conférence IREX au Japon : toutes les catégories énumérées lors du MUC7 ainsi qu’une catégorie artefact pour annoter les productions humaines et les prix. En revanche, elle ne reprend pas l’étiquette optional décidée lors de cette conférence. </text:p>
      <text:p text:style-name="P16"/>
      <text:p text:style-name="P16"/>
      <text:p text:style-name="P18">Comment fonctionne la cascade CasEN ? </text:p>
      <text:p text:style-name="P4"/>
      <text:p text:style-name="P4">« La reconnaissance des entités nommées par la cascade CasEN utilise des ressources lexicales et des descriptions locales de motifs, des transducteurs qui agissent sur le texte par des insertions, remplacement ou suppressions. [...] Le principe d’une cascade est de pouvoir utiliser dans les descriptions suivantes les motifs déjà détectés ou, au contraire, d’éviter un étiquetage non souhaité pour un motif déjà reconnu. L’ordre de passage de ces transducteurs est donc un paramètre important. » [Maurel et al., 2011] </text:p>
      <text:p text:style-name="P4"/>
      <text:p text:style-name="P4"><text:span text:style-name="T12">L</text:span>es annotations CasEN sortent sous forme insérée et au format xml. C’est-à-dire qu’elles sont directement disponibles dans le texte original et entre balises xml. </text:p>
      <text:p text:style-name="P4"/>
      <text:p text:style-name="Standard"/>
      <text:h text:style-name="Heading_20_1" text:outline-level="1">Installation</text:h>
      <text:p text:style-name="P6"/>
      <text:p text:style-name="P7">1. On vient télécharger le programme sur le site de l’Université de Tours : <text:a xlink:type="simple" xlink:href="https://tln.lifat.univ-tours.fr/version-francaise/ressources/casen" text:style-name="Internet_20_link" text:visited-style-name="Visited_20_Internet_20_Link">https://tln.lifat.univ-tours.fr/version-francaise/ressources/casen</text:a></text:p>
      <text:p text:style-name="P7"/>
      <text:p text:style-name="P5"><text:span text:style-name="T5">2.</text:span> Décompresser le fichier téléchargé dans le répertoire personnel Unitex.</text:p>
      <text:p text:style-name="P5"/>
      <text:p text:style-name="P8">Voilà !</text:p>
      <text:p text:style-name="P8"/>
      <text:h text:style-name="Heading_20_1" text:outline-level="1"><text:soft-page-break/>Utilisation</text:h>
      <text:p text:style-name="P9"/>
      <text:p text:style-name="P12">I. Avec interface</text:p>
      <text:p text:style-name="P9"/>
      <text:p text:style-name="P9">1. On ouvre le texte et on refuse le preprocessing</text:p>
      <text:p text:style-name="P9"/>
      <text:p text:style-name="P10"><text:span text:style-name="T6">2. On vient « apply lexical resources » et on sélection</text:span><text:span text:style-name="T7">ne </text:span>le dictionnaire <text:span text:style-name="Emphasis">Dela_fr</text:span> <text:span text:style-name="T7">et</text:span> les trois dictionnaires de la cascade (<text:span text:style-name="Emphasis">CasEN_Dico</text:span>, <text:span text:style-name="Emphasis">CasEN_Ambiguites-</text:span> et <text:span text:style-name="Emphasis">Prolex-Unitex-BestOf_2_2_fra</text:span>).</text:p>
      <text:p text:style-name="P10"/>
      <text:p text:style-name="P11">3. On passe alors la cascade d’analyse et on garde le résultat.</text:p>
      <text:p text:style-name="P11"/>
      <text:p text:style-name="P11">4. On ouvre le résultat.txt et on passe la cascade de synthèse.</text:p>
      <text:p text:style-name="P9"/>
      <text:p text:style-name="P9"/>
      <text:p text:style-name="P12">II. Avec les scripts</text:p>
      <text:p text:style-name="P12"/>
      <text:p text:style-name="P13">1. Je vous ai envoyé par mail un fichier zip. Vous le décompressez. La version d’Unitex est la dernière, la 3.3 donc si vous avez la 3.2 ou une antérieure, il faut venir modifier le nom dans le LancementDeCasEN.</text:p>
      <text:p text:style-name="P13"/>
      <text:p text:style-name="P14">2. Vous ouvrez un terminal depuis cet emplacement et vous faites <text:s/>./lancementDg...sh</text:p>
      <text:p text:style-name="P14"/>
      <text:p text:style-name="P14">3. <text:span text:style-name="T8">le résultat se trouve sous exemple_resultat. </text:span></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30T11:16:36.197919269</meta:creation-date>
    <dc:date>2021-10-06T10:20:31.932351747</dc:date>
    <meta:editing-duration>P1DT11H31M27S</meta:editing-duration>
    <meta:editing-cycles>31</meta:editing-cycles>
    <meta:generator>LibreOffice/7.0.4.2$Linux_X86_64 LibreOffice_project/00$Build-2</meta:generator>
    <meta:document-statistic meta:table-count="0" meta:image-count="0" meta:object-count="0" meta:page-count="2" meta:paragraph-count="23" meta:word-count="497" meta:character-count="3231" meta:non-whitespace-character-count="2748"/>
  </office:meta>
</office:document-meta>
</file>